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95000003CDBA25F4DB1557348F.png" manifest:media-type="image/png"/>
  <manifest:file-entry manifest:full-path="Pictures/10000201000001DA000000FE3E145CC97A9B8B9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00" draw:textarea-horizontal-align="justify" draw:textarea-vertical-align="middle" draw:auto-grow-height="false" fo:min-height="2.466cm" fo:min-width="3.137cm" fo:padding-top="0.151cm" fo:padding-bottom="0.151cm" fo:padding-left="0.276cm" fo:padding-right="0.276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0.794cm" fo:min-width="0cm"/>
    </style:style>
    <style:style style:name="gr5" style:family="graphic" style:parent-style-name="standard">
      <style:graphic-properties draw:stroke="none" svg:stroke-color="#000000" draw:fill="none" draw:fill-color="#ffffff" fo:min-height="0.429cm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/>
    </style:style>
    <style:style style:name="P3" style:family="paragraph">
      <loext:graphic-properties draw:fill-color="#ffff00"/>
      <style:paragraph-properties fo:text-align="center"/>
      <style:text-properties fo:font-size="16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text-properties fo:font-size="13pt" style:font-size-asian="13pt" style:font-size-complex="13pt"/>
    </style:style>
    <style:style style:name="P7" style:family="paragraph">
      <loext:graphic-properties draw:fill="none" draw:fill-color="#ffffff"/>
      <style:text-properties fo:font-size="13pt" style:font-size-asian="13pt" style:font-size-complex="13pt"/>
    </style:style>
    <style:style style:name="P8" style:family="paragraph">
      <loext:graphic-properties draw:fill="none"/>
    </style:style>
    <style:style style:name="T1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54cm" svg:height="6.719cm" svg:x="4.937cm" svg:y="3.606cm">
          <draw:image xlink:href="Pictures/10000201000001DA000000FE3E145CC97A9B8B9F.png" xlink:type="simple" xlink:show="embed" xlink:actuate="onLoad" loext:mime-type="image/png">
            <text:p/>
          </draw:image>
        </draw:frame>
        <draw:frame draw:style-name="gr1" draw:text-style-name="P1" draw:layer="layout" svg:width="14.728cm" svg:height="10.027cm" svg:x="6.77cm" svg:y="11.4cm">
          <draw:image xlink:href="Pictures/1000020100000595000003CDBA25F4DB1557348F.png" xlink:type="simple" xlink:show="embed" xlink:actuate="onLoad" loext:mime-type="image/png">
            <text:p/>
          </draw:image>
        </draw:frame>
        <draw:custom-shape draw:style-name="gr2" draw:text-style-name="P3" xml:id="id2" draw:id="id2" draw:layer="layout" svg:width="3.689cm" svg:height="2.768cm" svg:x="1.336cm" svg:y="14.758cm">
          <text:p text:style-name="P2">Crossbar.io</text:p>
          <text:p text:style-name="P2"/>
          <text:p text:style-name="P2"><text:span text:style-name="T1">Master Nod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1.11cm" svg:y1="16.931cm" svg:x2="5.025cm" svg:y2="16.142cm" draw:start-shape="id1" draw:start-glue-point="3" draw:end-shape="id2" draw:end-glue-point="1" svg:d="M11110 16931h-3030v-789h-3055" svg:viewBox="0 0 6086 790">
          <text:p/>
        </draw:connector>
        <draw:custom-shape draw:style-name="gr4" draw:text-style-name="P5" xml:id="id1" draw:id="id1" draw:layer="layout" svg:width="0.195cm" svg:height="1.044cm" svg:x="11.11cm" svg:y="16.409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.306cm" svg:height="0.763cm" svg:x="6.377cm" svg:y="15.438cm">
          <draw:text-box>
            <text:p text:style-name="P6"><text:span text:style-name="T2">HTTP</text:span></text:p>
          </draw:text-box>
        </draw:frame>
        <draw:frame draw:style-name="gr6" draw:text-style-name="P8" draw:layer="layout" svg:width="15.264cm" svg:height="0.963cm" svg:x="3.283cm" svg:y="22.53cm">
          <draw:text-box>
            <text:p><text:a xlink:href="https://github.com/prometheus/client_python#twisted" xlink:type="simple">https://github.com/prometheus/client_python#twisted</text:a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00:02:35.576985941</meta:creation-date>
    <dc:date>2021-12-29T00:08:23.221052467</dc:date>
    <meta:editing-duration>PT5M48S</meta:editing-duration>
    <meta:editing-cycles>1</meta:editing-cycles>
    <meta:document-statistic meta:object-count="7"/>
    <meta:generator>LibreOffice/6.4.7.2$Linux_X86_64 LibreOffice_project/40$Build-2</meta:generator>
  </office:meta>
</office:document-meta>
</file>